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122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dos de 5000 iteracoes_SelecaoUniformeInteira_RecombinacaoCrossoverUmPontoInteira_com PR 0.95_MutacaoInicializacaoAleatoria_com PM 0.06_populacao 20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tnessMedioPorGeracao</text:p>
          </table:table-cell>
          <table:table-cell/>
          <table:table-cell office:value-type="string" calcext:value-type="string">
            <text:p>MenorFitness</text:p>
          </table:table-cell>
          <table:table-cell office:value-type="string" calcext:value-type="string">
            <text:p>MaiorFitness</text:p>
          </table:table-cell>
          <table:table-cell office:value-type="string" calcext:value-type="string">
            <text:p>Tempo de execucao (ms)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 office:value-type="float" office:value="1901.24742016537" calcext:value-type="float">
            <text:p>1901.24742016537</text:p>
          </table:table-cell>
          <table:table-cell/>
          <table:table-cell office:value-type="float" office:value="4.76571428571429" calcext:value-type="float">
            <text:p>4.76571428571429</text:p>
          </table:table-cell>
          <table:table-cell office:value-type="float" office:value="2922.70368820943" calcext:value-type="float">
            <text:p>2922.70368820943</text:p>
          </table:table-cell>
          <table:table-cell office:value-type="float" office:value="13199.497979" calcext:value-type="float">
            <text:p>13199.497979</text:p>
          </table:table-cell>
          <table:table-cell table:formula="of:=COM.MICROSOFT.STDEV.P([.A2:.A5001])" office:value-type="float" office:value="80.3825695919333" calcext:value-type="float">
            <text:p>80.3825695919333</text:p>
          </table:table-cell>
        </table:table-row>
        <table:table-row table:style-name="ro1">
          <table:table-cell office:value-type="float" office:value="1901.24742016537" calcext:value-type="float">
            <text:p>1901.24742016537</text:p>
          </table:table-cell>
          <table:table-cell table:number-columns-repeated="5"/>
        </table:table-row>
        <table:table-row table:style-name="ro1">
          <table:table-cell office:value-type="float" office:value="841.959598969103" calcext:value-type="float">
            <text:p>841.959598969103</text:p>
          </table:table-cell>
          <table:table-cell table:number-columns-repeated="5"/>
        </table:table-row>
        <table:table-row table:style-name="ro1">
          <table:table-cell office:value-type="float" office:value="841.959598969103" calcext:value-type="float">
            <text:p>841.959598969103</text:p>
          </table:table-cell>
          <table:table-cell table:number-columns-repeated="5"/>
        </table:table-row>
        <table:table-row table:style-name="ro1">
          <table:table-cell office:value-type="float" office:value="841.959598969103" calcext:value-type="float">
            <text:p>841.959598969103</text:p>
          </table:table-cell>
          <table:table-cell table:number-columns-repeated="5"/>
        </table:table-row>
        <table:table-row table:style-name="ro1">
          <table:table-cell office:value-type="float" office:value="841.959598969103" calcext:value-type="float">
            <text:p>841.959598969103</text:p>
          </table:table-cell>
          <table:table-cell table:number-columns-repeated="5"/>
        </table:table-row>
        <table:table-row table:style-name="ro1">
          <table:table-cell office:value-type="float" office:value="841.959598969103" calcext:value-type="float">
            <text:p>841.959598969103</text:p>
          </table:table-cell>
          <table:table-cell table:number-columns-repeated="5"/>
        </table:table-row>
        <table:table-row table:style-name="ro1">
          <table:table-cell office:value-type="float" office:value="841.959598969103" calcext:value-type="float">
            <text:p>841.959598969103</text:p>
          </table:table-cell>
          <table:table-cell table:number-columns-repeated="5"/>
        </table:table-row>
        <table:table-row table:style-name="ro1">
          <table:table-cell office:value-type="float" office:value="841.959598969103" calcext:value-type="float">
            <text:p>841.959598969103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60.655439534165" calcext:value-type="float">
            <text:p>660.655439534165</text:p>
          </table:table-cell>
          <table:table-cell table:number-columns-repeated="5"/>
        </table:table-row>
        <table:table-row table:style-name="ro1">
          <table:table-cell office:value-type="float" office:value="636.348999340334" calcext:value-type="float">
            <text:p>636.348999340334</text:p>
          </table:table-cell>
          <table:table-cell table:number-columns-repeated="5"/>
        </table:table-row>
        <table:table-row table:style-name="ro1">
          <table:table-cell office:value-type="float" office:value="636.348999340334" calcext:value-type="float">
            <text:p>636.348999340334</text:p>
          </table:table-cell>
          <table:table-cell table:number-columns-repeated="5"/>
        </table:table-row>
        <table:table-row table:style-name="ro1">
          <table:table-cell office:value-type="float" office:value="636.348999340334" calcext:value-type="float">
            <text:p>636.348999340334</text:p>
          </table:table-cell>
          <table:table-cell table:number-columns-repeated="5"/>
        </table:table-row>
        <table:table-row table:style-name="ro1">
          <table:table-cell office:value-type="float" office:value="636.348999340334" calcext:value-type="float">
            <text:p>636.348999340334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263.012506774103" calcext:value-type="float">
            <text:p>263.012506774103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05.909404894372" calcext:value-type="float">
            <text:p>105.909404894372</text:p>
          </table:table-cell>
          <table:table-cell table:number-columns-repeated="5"/>
        </table:table-row>
        <table:table-row table:style-name="ro1">
          <table:table-cell office:value-type="float" office:value="16.2573522550359" calcext:value-type="float">
            <text:p>16.2573522550359</text:p>
          </table:table-cell>
          <table:table-cell table:number-columns-repeated="5"/>
        </table:table-row>
        <table:table-row table:style-name="ro1">
          <table:table-cell office:value-type="float" office:value="16.2573522550359" calcext:value-type="float">
            <text:p>16.2573522550359</text:p>
          </table:table-cell>
          <table:table-cell table:number-columns-repeated="5"/>
        </table:table-row>
        <table:table-row table:style-name="ro1">
          <table:table-cell office:value-type="float" office:value="16.2573522550359" calcext:value-type="float">
            <text:p>16.257352255035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7.55861131635319" calcext:value-type="float">
            <text:p>7.55861131635319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84009031874042" calcext:value-type="float">
            <text:p>6.84009031874042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6.02321462669245" calcext:value-type="float">
            <text:p>6.02321462669245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  <table:table-row table:style-name="ro1">
          <table:table-cell office:value-type="float" office:value="5.26855060158418" calcext:value-type="float">
            <text:p>5.268550601584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1T07:06:38.276442394</dc:date>
    <meta:editing-duration>PT1M12S</meta:editing-duration>
    <meta:editing-cycles>1</meta:editing-cycles>
    <meta:document-statistic meta:table-count="1" meta:cell-count="5009" meta:object-count="0"/>
    <meta:generator>LibreOffice/5.3.4.2$Linux_X86_64 LibreOffice_project/30m0$Build-2</meta:generator>
  </office:meta>
</office:document-meta>
</file>